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3329" officeooo:paragraph-rsid="001c332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dd8d2" officeooo:paragraph-rsid="001dd8d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244419" officeooo:paragraph-rsid="0024441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fee23" officeooo:paragraph-rsid="002fee23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fd67c" officeooo:paragraph-rsid="001fd67c"/>
    </style:style>
    <style:style style:name="P6" style:family="paragraph" style:parent-style-name="Standard">
      <style:paragraph-properties fo:text-align="justify" style:justify-single-word="false"/>
      <style:text-properties officeooo:rsid="001fd67c" officeooo:paragraph-rsid="001fd67c"/>
    </style:style>
    <style:style style:name="P7" style:family="paragraph" style:parent-style-name="Standard">
      <style:paragraph-properties fo:text-align="justify" style:justify-single-word="false"/>
      <style:text-properties officeooo:rsid="00244419" officeooo:paragraph-rsid="00244419"/>
    </style:style>
    <style:style style:name="P8" style:family="paragraph" style:parent-style-name="Standard">
      <style:paragraph-properties fo:text-align="justify" style:justify-single-word="false"/>
      <style:text-properties officeooo:rsid="0025d003" officeooo:paragraph-rsid="0025d003"/>
    </style:style>
    <style:style style:name="P9" style:family="paragraph" style:parent-style-name="Standard">
      <style:paragraph-properties fo:text-align="justify" style:justify-single-word="false"/>
      <style:text-properties officeooo:rsid="00292443" officeooo:paragraph-rsid="00292443"/>
    </style:style>
    <style:style style:name="P10" style:family="paragraph" style:parent-style-name="Standard">
      <style:paragraph-properties fo:text-align="justify" style:justify-single-word="false"/>
      <style:text-properties officeooo:rsid="0029814d" officeooo:paragraph-rsid="0029814d"/>
    </style:style>
    <style:style style:name="P11" style:family="paragraph" style:parent-style-name="Standard">
      <style:paragraph-properties fo:text-align="justify" style:justify-single-word="false"/>
      <style:text-properties officeooo:rsid="002d2491" officeooo:paragraph-rsid="002d2491"/>
    </style:style>
    <style:style style:name="P12" style:family="paragraph" style:parent-style-name="Standard">
      <style:paragraph-properties fo:text-align="justify" style:justify-single-word="false" fo:break-before="page"/>
      <style:text-properties fo:font-size="14pt" style:text-underline-style="solid" style:text-underline-width="auto" style:text-underline-color="font-color" fo:font-weight="bold" officeooo:rsid="002fee23" officeooo:paragraph-rsid="002fee23" style:font-size-asian="14pt" style:font-weight-asian="bold" style:font-size-complex="14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fo:font-size="12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276ccd"/>
    </style:style>
    <style:style style:name="T2" style:family="text">
      <style:text-properties officeooo:rsid="0029579c"/>
    </style:style>
    <style:style style:name="T3" style:family="text">
      <style:text-properties officeooo:rsid="0029814d"/>
    </style:style>
    <style:style style:name="T4" style:family="text">
      <style:text-properties officeooo:rsid="002a92de"/>
    </style:style>
    <style:style style:name="T5" style:family="text">
      <style:text-properties officeooo:rsid="002d2491"/>
    </style:style>
    <style:style style:name="T6" style:family="text">
      <style:text-properties officeooo:rsid="002e5554"/>
    </style:style>
    <style:style style:name="T7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4.277cm" fo:min-width="4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4.33cm" fo:min-width="4.2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5.689cm" fo:min-width="5.6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4.332cm" fo:min-width="4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4.493cm" fo:min-width="4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4.563cm" fo:min-width="3.9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4.528cm" fo:min-width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gia editor (A vi-like text editor)</text:p>
      <text:p text:style-name="P1"/>
      <text:p text:style-name="P3">NOTE</text:p>
      <text:p text:style-name="Standard"/>
      <text:p text:style-name="P7">This program is intended to be purely based on system calls rather than C/C++ standard library.</text:p>
      <text:p text:style-name="P8">Each module in the system shall make great effort in using any kind of system calls efficiently and effectively.</text:p>
      <text:p text:style-name="P8"/>
      <text:p text:style-name="P2">Modules</text:p>
      <text:p text:style-name="Standard"/>
      <text:p text:style-name="P5">1) I/O module:</text:p>
      <text:p text:style-name="P5"/>
      <text:p text:style-name="P6">- This module is responsible for handling input/output operations efficiently.</text:p>
      <text:p text:style-name="P6">- <text:span text:style-name="T1">The input/output based system calls like ‘read()’ will be used efficiently by this module.</text:span></text:p>
      <text:p text:style-name="P6"/>
      <text:p text:style-name="P9">2) <text:span text:style-name="T2">File Manipulation module:</text:span></text:p>
      <text:p text:style-name="P9"/>
      <text:p text:style-name="P9">- <text:span text:style-name="T2">This module will handle the file related operations. Example, opening a file to write to, maintaining internal buffers, saving a file, etc.</text:span></text:p>
      <text:p text:style-name="P9">- <text:span text:style-name="T3">The file based system calls like ‘open()’ will be used efficiently.</text:span></text:p>
      <text:p text:style-name="P9"/>
      <text:p text:style-name="P10">3) <text:span text:style-name="T4">Editor module:</text:span></text:p>
      <text:p text:style-name="P10"/>
      <text:p text:style-name="P10">- <text:span text:style-name="T4">This module is the main center of the system where every other modules are integrated.</text:span></text:p>
      <text:p text:style-name="P10">- <text:span text:style-name="T4">It is also responsible for providing user interface and various editor modes(similar to vi).</text:span></text:p>
      <text:p text:style-name="P10">- <text:span text:style-name="T5">The terminal/device control based system calls like ‘ioctl()’ will be used efficiently.</text:span></text:p>
      <text:p text:style-name="P10"/>
      <text:p text:style-name="P11">4) Exceptions:</text:p>
      <text:p text:style-name="P11"/>
      <text:p text:style-name="P11">- This module provides various exception handling mechanisms.</text:p>
      <text:p text:style-name="P11"/>
      <text:p text:style-name="P11">5) <text:span text:style-name="T6">main:</text:span></text:p>
      <text:p text:style-name="P11"/>
      <text:p text:style-name="P11">- <text:span text:style-name="T6">This module is simply an entry point for the system.</text:span></text:p>
      <text:p text:style-name="P11">- <text:span text:style-name="T6">It ultimately hands over the execution to the Editor module.</text:span></text:p>
      <text:p text:style-name="P11"/>
      <text:p text:style-name="P4"/>
      <text:p text:style-name="P4"/>
      <text:p text:style-name="P4"/>
      <text:p text:style-name="P12">Object-oriented model of the system</text:p>
      <text:p text:style-name="Standard"/>
      <text:p text:style-name="Standard"><draw:custom-shape text:anchor-type="paragraph" draw:z-index="1" draw:name="Shape1" draw:style-name="gr2" draw:text-style-name="P15" svg:width="4.239cm" svg:height="4.331cm" svg:x="5.514cm" svg:y="1.494cm"><text:p text:style-name="P13"><text:span text:style-name="T7">Class: InputHandler</text:span></text:p><text:p text:style-name="P13"><text:span text:style-name="T7">Data: 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14" svg:width="4.301cm" svg:height="4.278cm" svg:x="0.549cm" svg:y="1.547cm"><text:p text:style-name="P13">Class: FileManiUnit</text:p><text:p text:style-name="P13">Data: write_fd, read_fd,</text:p><text:p text:style-name="P13"><text:tab/>write_filename,</text:p><text:p text:style-name="P13"><text:tab/>read_filename,...</text:p><text:p text:style-name="P13">Func: 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14" svg:width="5.689cm" svg:height="5.689cm" svg:x="4.703cm" svg:y="8.564cm"><text:p text:style-name="P13">Class: ModeInterface (Interface)</text:p><text:p text:style-name="P13">Data: mode, inputhandler,</text:p><text:p text:style-name="P13"><text:tab/>Outputhandler, file_manip,</text:p><text:p text:style-name="P13"><text:tab/>Internal buffer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15" svg:width="4.241cm" svg:height="4.333cm" svg:x="10.523cm" svg:y="1.459cm"><text:p text:style-name="P13"><text:span text:style-name="T7">Class: OutputHandler</text:span></text:p><text:p text:style-name="P13"><text:span text:style-name="T7">Data: </text:span></text:p><draw:enhanced-geometry svg:viewBox="0 0 21600 21600" draw:type="rectangle" draw:enhanced-path="M 0 0 L 21600 0 21600 21600 0 21600 0 0 Z N"/></draw:custom-shape><draw:line text:anchor-type="paragraph" draw:z-index="4" draw:name="Shape2" draw:style-name="gr5" draw:text-style-name="P16" svg:x1="4.702cm" svg:y1="9.705cm" svg:x2="2.591cm" svg:y2="5.824cm"><text:p/></draw:line><draw:line text:anchor-type="paragraph" draw:z-index="5" draw:name="Shape3" draw:style-name="gr5" draw:text-style-name="P16" svg:x1="7.53cm" svg:y1="8.563cm" svg:x2="7.53cm" svg:y2="5.824cm"><text:p/></draw:line><draw:line text:anchor-type="paragraph" draw:z-index="6" draw:name="Shape4" draw:style-name="gr5" draw:text-style-name="P16" svg:x1="10.391cm" svg:y1="9.74cm" svg:x2="12.716cm" svg:y2="5.791cm"><text:p/></draw:line><draw:frame text:anchor-type="paragraph" draw:z-index="7" draw:name="Shape5" draw:style-name="gr6" draw:text-style-name="P17" svg:width="2.364cm" svg:height="0.989cm" svg:x="1.18cm" svg:y="6.706cm"><draw:text-box><text:p>Works under</text:p></draw:text-box></draw:frame><draw:frame text:anchor-type="paragraph" draw:z-index="8" draw:name="Shape5" draw:style-name="gr6" draw:text-style-name="P17" svg:width="2.364cm" svg:height="0.989cm" svg:x="6.401cm" svg:y="6.495cm"><draw:text-box><text:p>Works under</text:p></draw:text-box></draw:frame><draw:frame text:anchor-type="paragraph" draw:z-index="9" draw:name="Shape5" draw:style-name="gr6" draw:text-style-name="P17" svg:width="2.364cm" svg:height="0.989cm" svg:x="10.917cm" svg:y="6.671cm"><draw:text-box><text:p>Works under</text:p></draw:text-box></draw:frame><draw:custom-shape text:anchor-type="paragraph" draw:z-index="10" draw:name="Shape1" draw:style-name="gr7" draw:text-style-name="P14" svg:width="4.063cm" svg:height="4.493cm" svg:x="-0.06cm" svg:y="15.854cm"><text:p text:style-name="P13">Class: ViMode</text:p><text:p text:style-name="P13">Data: [Parent’s members]</text:p><draw:enhanced-geometry svg:viewBox="0 0 21600 21600" draw:type="rectangle" draw:enhanced-path="M 0 0 L 21600 0 21600 21600 0 21600 0 0 Z N"/></draw:custom-shape><draw:custom-shape text:anchor-type="paragraph" draw:z-index="11" draw:name="Shape1" draw:style-name="gr8" draw:text-style-name="P14" svg:width="3.992cm" svg:height="4.564cm" svg:x="13.028cm" svg:y="15.96cm"><text:p text:style-name="P13">Class: CommandMode</text:p><text:p text:style-name="P13">Data: [Parent’s members]</text:p><draw:enhanced-geometry svg:viewBox="0 0 21600 21600" draw:type="rectangle" draw:enhanced-path="M 0 0 L 21600 0 21600 21600 0 21600 0 0 Z N"/></draw:custom-shape><draw:custom-shape text:anchor-type="paragraph" draw:z-index="12" draw:name="Shape1" draw:style-name="gr9" draw:text-style-name="P14" svg:width="3.957cm" svg:height="4.529cm" svg:x="6.643cm" svg:y="15.924cm"><text:p text:style-name="P13">Class: InputMode</text:p><text:p text:style-name="P13">Data: [Parent’s members]</text:p><draw:enhanced-geometry svg:viewBox="0 0 21600 21600" draw:type="rectangle" draw:enhanced-path="M 0 0 L 21600 0 21600 21600 0 21600 0 0 Z N"/></draw:custom-shape><draw:line text:anchor-type="paragraph" draw:z-index="13" draw:name="Shape6" draw:style-name="gr5" draw:text-style-name="P16" svg:x1="5.237cm" svg:y1="14.252cm" svg:x2="4.002cm" svg:y2="15.854cm"><text:p/></draw:line><draw:line text:anchor-type="paragraph" draw:z-index="14" draw:name="Shape7" draw:style-name="gr5" draw:text-style-name="P16" svg:x1="7.53cm" svg:y1="14.252cm" svg:x2="8.236cm" svg:y2="15.843cm"><text:p/></draw:line><draw:line text:anchor-type="paragraph" draw:z-index="15" draw:name="Shape8" draw:style-name="gr5" draw:text-style-name="P16" svg:x1="10.211cm" svg:y1="14.252cm" svg:x2="13.774cm" svg:y2="15.959cm"><text:p/></draw:line><draw:frame text:anchor-type="paragraph" draw:z-index="16" draw:name="Shape9" draw:style-name="gr10" draw:text-style-name="P17" svg:width="2.541cm" svg:height="0.671cm" svg:x="2.415cm" svg:y="15.244cm"><draw:text-box><text:p>Implements</text:p></draw:text-box></draw:frame><draw:frame text:anchor-type="paragraph" draw:z-index="17" draw:name="Shape9" draw:style-name="gr10" draw:text-style-name="P17" svg:width="2.541cm" svg:height="0.671cm" svg:x="6.225cm" svg:y="15.173cm"><draw:text-box><text:p>Implements</text:p></draw:text-box></draw:frame><draw:frame text:anchor-type="paragraph" draw:z-index="18" draw:name="Shape9" draw:style-name="gr10" draw:text-style-name="P17" svg:width="2.541cm" svg:height="0.671cm" svg:x="11.763cm" svg:y="14.679cm"><draw:text-box><text:p>Implements</text:p></draw:text-box></draw:frame><draw:custom-shape text:anchor-type="paragraph" draw:z-index="19" draw:name="Shape1" draw:style-name="gr7" draw:text-style-name="P14" svg:width="4.063cm" svg:height="4.493cm" svg:x="6.361cm" svg:y="21.969cm"><text:p text:style-name="P13">Class: Editor</text:p><text:p text:style-name="P13">Data: active_mode_</text:p><draw:enhanced-geometry svg:viewBox="0 0 21600 21600" draw:type="rectangle" draw:enhanced-path="M 0 0 L 21600 0 21600 21600 0 21600 0 0 Z N"/></draw:custom-shape><draw:line text:anchor-type="paragraph" draw:z-index="20" draw:name="Shape10" draw:style-name="gr11" draw:text-style-name="P16" svg:x1="6.36cm" svg:y1="22.757cm" svg:x2="3.226cm" svg:y2="20.346cm"><text:p/></draw:line><draw:line text:anchor-type="paragraph" draw:z-index="21" draw:name="Shape10" draw:style-name="gr11" draw:text-style-name="P16" svg:x1="8.624cm" svg:y1="21.969cm" svg:x2="8.624cm" svg:y2="20.452cm"><text:p/></draw:line><draw:line text:anchor-type="paragraph" draw:z-index="22" draw:name="Shape10" draw:style-name="gr11" draw:text-style-name="P16" svg:x1="10.423cm" svg:y1="22.687cm" svg:x2="14.233cm" svg:y2="20.523cm"><text:p/></draw:line><draw:frame text:anchor-type="paragraph" draw:z-index="23" draw:name="Shape11" draw:style-name="gr12" draw:text-style-name="P17" svg:width="2.999cm" svg:height="0.636cm" svg:x="7.107cm" svg:y="21.1cm"><draw:text-box><text:p>Controls</text:p></draw:text-box></draw:frame><draw:frame text:anchor-type="paragraph" draw:z-index="24" draw:name="Shape11" draw:style-name="gr12" draw:text-style-name="P17" svg:width="2.999cm" svg:height="0.636cm" svg:x="7.107cm" svg:y="21.1cm"><draw:text-box><text:p>Controls</text:p></draw:text-box></draw:frame><draw:frame text:anchor-type="paragraph" draw:z-index="25" draw:name="Shape11" draw:style-name="gr12" draw:text-style-name="P17" svg:width="2.999cm" svg:height="0.636cm" svg:x="2.838cm" svg:y="21.135cm"><draw:text-box><text:p>Controls</text:p></draw:text-box></draw:frame><draw:frame text:anchor-type="paragraph" draw:z-index="26" draw:name="Shape11" draw:style-name="gr12" draw:text-style-name="P17" svg:width="2.999cm" svg:height="0.636cm" svg:x="2.838cm" svg:y="21.135cm"><draw:text-box><text:p>Controls</text:p></draw:text-box></draw:frame><draw:frame text:anchor-type="paragraph" draw:z-index="27" draw:name="Shape11" draw:style-name="gr12" draw:text-style-name="P17" svg:width="2.999cm" svg:height="0.636cm" svg:x="10.952cm" svg:y="21.135cm"><draw:text-box><text:p>Controls</text:p></draw:text-box></draw:frame><draw:frame text:anchor-type="paragraph" draw:z-index="28" draw:name="Shape11" draw:style-name="gr12" draw:text-style-name="P17" svg:width="2.999cm" svg:height="0.636cm" svg:x="10.952cm" svg:y="21.135cm"><draw:text-box><text:p>Control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5:14:56.267072253</meta:creation-date>
    <dc:date>2017-01-30T17:02:20.821823883</dc:date>
    <meta:editing-duration>PT42M3S</meta:editing-duration>
    <meta:editing-cycles>41</meta:editing-cycles>
    <meta:generator>LibreOffice/5.1.4.2$Linux_X86_64 LibreOffice_project/10m0$Build-2</meta:generator>
    <meta:document-statistic meta:table-count="0" meta:image-count="0" meta:object-count="0" meta:page-count="2" meta:paragraph-count="21" meta:word-count="196" meta:character-count="1198" meta:non-whitespace-character-count="1023"/>
  </office:meta>
</office:document-meta>
</file>